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2" svg:font-family="標楷體" style:font-adornments="粗體" style:font-family-generic="script" style:font-pitch="fixed"/>
    <style:font-face style:name="Lobster4" svg:font-family="Lobster" style:font-adornments="標準" style:font-pitch="variable"/>
    <style:font-face style:name="Lobster" svg:font-family="Lobster" style:font-adornments="粗體" style:font-pitch="variable"/>
    <style:font-face style:name="Source Sans Pro1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標準" style:font-family-generic="script" style:font-pitch="variable"/>
    <style:font-face style:name="Comic Sans MS1" svg:font-family="'Comic Sans MS'" style:font-adornments="粗體" style:font-family-generic="script" style:font-pitch="variable"/>
    <style:font-face style:name="標楷體4" svg:font-family="標楷體" style:font-family-generic="script" style:font-pitch="variable"/>
    <style:font-face style:name="標楷體8" svg:font-family="標楷體" style:font-adornments="標準" style:font-family-generic="script" style:font-pitch="variable"/>
    <style:font-face style:name="標楷體5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Lobster1" svg:font-family="Lobster" style:font-family-generic="system" style:font-pitch="variable"/>
    <style:font-face style:name="Lobster3" svg:font-family="Lobster" style:font-adornments="標準" style:font-family-generic="system" style:font-pitch="variable"/>
    <style:font-face style:name="Lobster2" svg:font-family="Lobster" style:font-adornments="粗體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3" svg:font-family="標楷體" style:font-family-generic="system" style:font-pitch="variable"/>
    <style:font-face style:name="標楷體7" svg:font-family="標楷體" style:font-adornments="標準" style:font-family-generic="system" style:font-pitch="variable"/>
    <style:font-face style:name="標楷體6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 draw:textarea-vertical-align="middle"/>
      <style:paragraph-properties style:writing-mode="lr-tb"/>
    </style:style>
    <style:style style:name="pr2" style:family="presentation" style:parent-style-name="Vivid-subtitle">
      <style:graphic-properties draw:auto-grow-height="true" fo:min-height="4.03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9.751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3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.37cm" fo:text-indent="0cm" style:writing-mode="lr-tb"/>
    </style:style>
    <style:style style:name="T1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font-name="Lobster4" fo:font-size="24pt" fo:font-style="normal" fo:text-shadow="none" style:text-underline-style="none" fo:font-weight="normal" style:letter-kerning="true" style:font-name-asian="標楷體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四邊形分類</text:p>
          </draw:text-box>
        </draw:frame>
        <draw:frame presentation:style-name="pr2" draw:text-style-name="P3" draw:layer="layout" svg:width="25cm" svg:height="4.031cm" svg:x="1.25cm" svg:y="10.75cm" presentation:class="subtitle" presentation:user-transformed="true">
          <draw:text-box>
            <text:p text:style-name="P1">2022/12/1製作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四邊形分類-目錄</text:p>
          </draw:text-box>
        </draw:frame>
        <draw:frame presentation:style-name="pr5" draw:text-style-name="P5" draw:layer="layout" svg:width="12.199cm" svg:height="9.75cm" svg:x="1.5cm" svg:y="4cm" presentation:class="outline">
          <draw:text-box>
            <text:list text:style-name="L2">
              <text:list-item>
                <text:p>姓名/日期<text:tab/><text:tab/><text:tab/>P.1</text:p>
              </text:list-item>
              <text:list-item>
                <text:p>內容名稱<text:tab/><text:tab/><text:tab/><text:tab/>P.3</text:p>
              </text:list-item>
              <text:list-item>
                <text:p>課程重點/目標<text:tab/>P.4</text:p>
              </text:list-item>
              <text:list-item>
                <text:p>使用材料<text:tab/><text:tab/><text:tab/><text:tab/>P.5</text:p>
              </text:list-item>
              <text:list-item>
                <text:p>活動/結構<text:tab/><text:tab/><text:tab/>P.6</text:p>
              </text:list-item>
            </text:list>
          </draw:text-box>
        </draw:frame>
        <draw:frame presentation:style-name="pr5" draw:text-style-name="P5" draw:layer="layout" svg:width="12.199cm" svg:height="9.75cm" svg:x="14.31cm" svg:y="4cm" presentation:class="outline" presentation:user-transformed="true">
          <draw:text-box>
            <text:list text:style-name="L2">
              <text:list-item>
                <text:p text:style-name="P5">我的深入探討<text:tab/><text:tab/>P.7</text:p>
                <text:list>
                  <text:list-item>
                    <text:p text:style-name="P5">從六種扣條扣出不同形態的四邊形<text:tab/><text:tab/>P.7</text:p>
                  </text:list-item>
                  <text:list-item>
                    <text:p text:style-name="P5">不同定義的分類<text:tab/>P.8</text:p>
                  </text:list-item>
                  <text:list-item>
                    <text:p text:style-name="P5">定義下的形體名稱<text:tab/><text:tab/><text:tab/><text:tab/><text:tab/><text:tab/><text:tab/>P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內容名稱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四邊形分類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課程重點/目標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學習四邊形的分類條件及名稱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使用材料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扣條</text:p>
              </text:list-item>
              <text:list-item>
                <text:p text:style-name="P5">四邊形圖卡</text:p>
              </text:list-item>
              <text:list-item>
                <text:p text:style-name="P5">分類學習單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活動/結構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用扣條分類四邊形並說明方法。</text:p>
              </text:list-item>
              <text:list-item>
                <text:p text:style-name="P5">分類圖卡並說明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從六種扣條扣出不同形態的四邊形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可用不同數量(顏色)的扣條分類。</text:p>
              </text:list-item>
              <text:list-item>
                <text:p text:style-name="P5">可用各個邊的長度分類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不同定義的分類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四條等長的邊和四個直角。</text:p>
              </text:list-item>
              <text:list-item>
                <text:p>四個直角。</text:p>
              </text:list-item>
              <text:list-item>
                <text:p>四條等長的邊。</text:p>
              </text:list-item>
              <text:list-item>
                <text:p>兩對互相平行的邊。</text:p>
              </text:list-item>
              <text:list-item>
                <text:p><text:span text:style-name="T1">只有</text:span>一對平行的邊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定義下的形體名稱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7"><text:span text:style-name="T2">正方形：</text:span>四條等長的邊和四個直角。</text:p>
              </text:list-item>
              <text:list-item>
                <text:p text:style-name="P7"><text:span text:style-name="T2">長方形：</text:span>四個直角。</text:p>
              </text:list-item>
              <text:list-item>
                <text:p text:style-name="P7"><text:span text:style-name="T2">菱形：</text:span>四條等長的邊。</text:p>
              </text:list-item>
              <text:list-item>
                <text:p text:style-name="P7"><text:span text:style-name="T2">平行四邊形：</text:span>兩對互相平行的邊。</text:p>
              </text:list-item>
              <text:list-item>
                <text:p text:style-name="P7"><text:span text:style-name="T2">梯形：</text:span><text:span text:style-name="T1">只有</text:span>一對平行的邊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2" svg:font-family="標楷體" style:font-adornments="粗體" style:font-family-generic="script" style:font-pitch="fixed"/>
    <style:font-face style:name="Lobster4" svg:font-family="Lobster" style:font-adornments="標準" style:font-pitch="variable"/>
    <style:font-face style:name="Lobster" svg:font-family="Lobster" style:font-adornments="粗體" style:font-pitch="variable"/>
    <style:font-face style:name="Source Sans Pro1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標準" style:font-family-generic="script" style:font-pitch="variable"/>
    <style:font-face style:name="Comic Sans MS1" svg:font-family="'Comic Sans MS'" style:font-adornments="粗體" style:font-family-generic="script" style:font-pitch="variable"/>
    <style:font-face style:name="標楷體4" svg:font-family="標楷體" style:font-family-generic="script" style:font-pitch="variable"/>
    <style:font-face style:name="標楷體8" svg:font-family="標楷體" style:font-adornments="標準" style:font-family-generic="script" style:font-pitch="variable"/>
    <style:font-face style:name="標楷體5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Lobster1" svg:font-family="Lobster" style:font-family-generic="system" style:font-pitch="variable"/>
    <style:font-face style:name="Lobster3" svg:font-family="Lobster" style:font-adornments="標準" style:font-family-generic="system" style:font-pitch="variable"/>
    <style:font-face style:name="Lobster2" svg:font-family="Lobster" style:font-adornments="粗體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3" svg:font-family="標楷體" style:font-family-generic="system" style:font-pitch="variable"/>
    <style:font-face style:name="標楷體7" svg:font-family="標楷體" style:font-adornments="標準" style:font-family-generic="system" style:font-pitch="variable"/>
    <style:font-face style:name="標楷體6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Comic Sans MS1" fo:font-family="'Comic Sans MS'" style:font-style-name="粗體" style:font-family-generic="script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標楷體2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Comic Sans MS" fo:font-family="'Comic Sans MS'" style:font-style-name="標準" style:font-family-generic="script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1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style:use-window-font-color="true" loext:opacity="0%" style:text-outline="false" style:text-line-through-style="none" style:text-line-through-type="none" style:font-name="Comic Sans MS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Comic Sans MS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1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Lobster4" fo:font-family="Lobster" style:font-style-name="標準" style:font-pitch="variable" fo:font-size="40pt" fo:font-style="normal" fo:text-shadow="none" style:text-underline-style="none" fo:font-weight="normal" style:letter-kerning="true" style:font-name-asian="標楷體1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2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2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2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8T19:27:29.922000000</meta:creation-date>
    <meta:editing-duration>PT1H3M1S</meta:editing-duration>
    <meta:editing-cycles>29</meta:editing-cycles>
    <meta:generator>LibreOffice/7.1.6.2$Windows_X86_64 LibreOffice_project/0e133318fcee89abacd6a7d077e292f1145735c3</meta:generator>
    <dc:title>Vivid</dc:title>
    <dc:date>2022-12-21T18:55:26.616000000</dc:date>
    <meta:document-statistic meta:object-count="81"/>
  </office:meta>
</office:document-meta>
</file>